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45.88mm"/>
    </style:style>
    <style:style style:name="co3" style:family="table-column">
      <style:table-column-properties fo:break-before="auto" style:column-width="107.26mm"/>
    </style:style>
    <style:style style:name="co4" style:family="table-column">
      <style:table-column-properties fo:break-before="auto" style:column-width="99.66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cell-protect="protected" style:print-content="true"/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9" table:default-cell-style-name="ce2"/>
        <table:table-row table:style-name="ro1">
          <table:table-cell table:style-name="Default" office:value-type="string" calcext:value-type="string">
            <text:p>Rank</text:p>
          </table:table-cell>
          <table:table-cell table:style-name="Default" office:value-type="string" calcext:value-type="string">
            <text:p>URLName</text:p>
          </table:table-cell>
          <table:table-cell table:style-name="Default" office:value-type="string" calcext:value-type="string">
            <text:p>Git_URL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<text:a xlink:href="https://github.com/mysql/mysql-server" xlink:type="simple">https://github.com/mysql/mysql-server</text:a>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<text:a xlink:href="https://github.com/postgres/postgres" xlink:type="simple">https://github.com/postgres/postgres</text:a>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<text:a xlink:href="https://github.com/mongodb/mongo" xlink:type="simple">https://github.com/mongodb/mongo</text:a>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<text:a xlink:href="https://github.com/elastic/elasticsearch" xlink:type="simple">https://github.com/elastic/elasticsearch</text:a>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is</text:p>
          </table:table-cell>
          <table:table-cell office:value-type="string" calcext:value-type="string">
            <text:p><text:a xlink:href="https://github.com/antirez/redis" xlink:type="simple">https://github.com/antirez/redis</text:a>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<text:a xlink:href="https://github.com/apache/cassandra" xlink:type="simple">https://github.com/apache/cassandra</text:a>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<text:a xlink:href="https://github.com/sqlite/sqlite" xlink:type="simple">https://github.com/sqlite/sqlite</text:a>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iaDB</text:p>
          </table:table-cell>
          <table:table-cell office:value-type="string" calcext:value-type="string">
            <text:p><text:a xlink:href="https://github.com/MariaDB/server" xlink:type="simple">https://github.com/MariaDB/server</text:a>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<text:a xlink:href="https://github.com/apache/hive" xlink:type="simple">https://github.com/apache/hive</text:a>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<text:a xlink:href="https://github.com/apache/lucene-solr" xlink:type="simple">https://github.com/apache/lucene-solr</text:a>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HBase</text:p>
          </table:table-cell>
          <table:table-cell office:value-type="string" calcext:value-type="string">
            <text:p><text:a xlink:href="https://github.com/apache/hbase" xlink:type="simple">https://github.com/apache/hbase</text:a>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<text:a xlink:href="https://github.com/neo4j/neo4j" xlink:type="simple">https://github.com/neo4j/neo4j</text:a>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uchbase</text:p>
          </table:table-cell>
          <table:table-cell office:value-type="string" calcext:value-type="string">
            <text:p><text:a xlink:href="https://github.com/couchbase/manifest" xlink:type="simple">https://github.com/couchbase/manifest</text:a>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mcached</text:p>
          </table:table-cell>
          <table:table-cell office:value-type="string" calcext:value-type="string">
            <text:p><text:a xlink:href="https://github.com/memcached/memcached" xlink:type="simple">https://github.com/memcached/memcached</text:a>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rebird</text:p>
          </table:table-cell>
          <table:table-cell office:value-type="string" calcext:value-type="string">
            <text:p><text:a xlink:href="https://github.com/FirebirdSQL/firebird" xlink:type="simple">https://github.com/FirebirdSQL/firebird</text:a>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fluxDB</text:p>
          </table:table-cell>
          <table:table-cell office:value-type="string" calcext:value-type="string">
            <text:p><text:a xlink:href="https://github.com/influxdata/influxdb" xlink:type="simple">https://github.com/influxdata/influxdb</text:a>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uchDB</text:p>
          </table:table-cell>
          <table:table-cell office:value-type="string" calcext:value-type="string">
            <text:p><text:a xlink:href="https://github.com/apache/couchdb" xlink:type="simple">https://github.com/apache/couchdb</text:a>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ark SQL</text:p>
          </table:table-cell>
          <table:table-cell office:value-type="string" calcext:value-type="string">
            <text:p><text:a xlink:href="https://github.com/apache/spark" xlink:type="simple">https://github.com/apache/spark</text:a></text:p>
          </table:table-cell>
          <table:table-cell table:number-columns-repeated="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pala</text:p>
          </table:table-cell>
          <table:table-cell office:value-type="string" calcext:value-type="string">
            <text:p><text:a xlink:href="https://github.com/apache/impala" xlink:type="simple">https://github.com/apache/impala</text:a>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enplum</text:p>
          </table:table-cell>
          <table:table-cell office:value-type="string" calcext:value-type="string">
            <text:p><text:a xlink:href="https://github.com/greenplum-db/gpdb" xlink:type="simple">https://github.com/greenplum-db/gpdb</text:a>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<text:a xlink:href="https://github.com/prestodb/presto" xlink:type="simple">https://github.com/prestodb/presto</text:a>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alm</text:p>
          </table:table-cell>
          <table:table-cell office:value-type="string" calcext:value-type="string">
            <text:p><text:a xlink:href="https://github.com/realm/realm-cocoa" xlink:type="simple">https://github.com/realm/realm-cocoa</text:a>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zelcast</text:p>
          </table:table-cell>
          <table:table-cell office:value-type="string" calcext:value-type="string">
            <text:p><text:a xlink:href="https://github.com/hazelcast/hazelcast" xlink:type="simple">https://github.com/hazelcast/hazelcast</text:a>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etcd</text:p>
          </table:table-cell>
          <table:table-cell office:value-type="string" calcext:value-type="string">
            <text:p><text:a xlink:href="https://github.com/etcd-io/etcd" xlink:type="simple">https://github.com/etcd-io/etcd</text:a>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hinx</text:p>
          </table:table-cell>
          <table:table-cell office:value-type="string" calcext:value-type="string">
            <text:p><text:a xlink:href="https://github.com/sphinxsearch/sphinx/" xlink:type="simple">https://github.com/sphinxsearch/sphinx/</text:a>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<text:a xlink:href="https://github.com/h2database/h2database" xlink:type="simple">https://github.com/h2database/h2database</text:a>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erospike</text:p>
          </table:table-cell>
          <table:table-cell office:value-type="string" calcext:value-type="string">
            <text:p><text:a xlink:href="https://github.com/aerospike/aerospike-server" xlink:type="simple">https://github.com/aerospike/aerospike-server</text:a>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hcache</text:p>
          </table:table-cell>
          <table:table-cell office:value-type="string" calcext:value-type="string">
            <text:p><text:a xlink:href="https://github.com/ehcache/ehcache3" xlink:type="simple">https://github.com/ehcache/ehcache3</text:a>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iak KV</text:p>
          </table:table-cell>
          <table:table-cell office:value-type="string" calcext:value-type="string">
            <text:p><text:a xlink:href="https://github.com/basho/riak_kv" xlink:type="simple">https://github.com/basho/riak_kv</text:a>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rientDB</text:p>
          </table:table-cell>
          <table:table-cell office:value-type="string" calcext:value-type="string">
            <text:p><text:a xlink:href="https://github.com/orientechnologies/orientdb" xlink:type="simple">https://github.com/orientechnologies/orientdb</text:a>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<text:a xlink:href="https://github.com/apache/derby" xlink:type="simple">https://github.com/apache/derby</text:a></text:p>
          </table:table-cell>
          <table:table-cell table:number-columns-repeated="6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rangoDB</text:p>
          </table:table-cell>
          <table:table-cell office:value-type="string" calcext:value-type="string">
            <text:p><text:a xlink:href="https://github.com/arangodb/arangodb" xlink:type="simple">https://github.com/arangodb/arangodb</text:a>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yperSQL</text:p>
          </table:table-cell>
          <table:table-cell office:value-type="string" calcext:value-type="string">
            <text:p><text:a xlink:href="https://git.code.sf.net/p/hsqldb/hsqldb%20hsqldb-hsqldb" xlink:type="simple">https://git.code.sf.net/p/hsqldb/hsqldb hsqldb-hsqldb</text:a>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<text:a xlink:href="https://github.com/apache/ignite" xlink:type="simple">https://github.com/apache/ignite</text:a>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ackrabbit</text:p>
          </table:table-cell>
          <table:table-cell office:value-type="string" calcext:value-type="string">
            <text:p><text:a xlink:href="https://github.com/apache/jackrabbit" xlink:type="simple">https://github.com/apache/jackrabbit</text:a>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ccumulo</text:p>
          </table:table-cell>
          <table:table-cell office:value-type="string" calcext:value-type="string">
            <text:p><text:a xlink:href="https://github.com/apache/accumulo" xlink:type="simple">https://github.com/apache/accumulo</text:a>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avenDB</text:p>
          </table:table-cell>
          <table:table-cell office:value-type="string" calcext:value-type="string">
            <text:p><text:a xlink:href="https://github.com/ravendb/ravendb" xlink:type="simple">https://github.com/ravendb/ravendb</text:a></text:p>
          </table:table-cell>
          <table:table-cell table:number-columns-repeated="6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thinkDB</text:p>
          </table:table-cell>
          <table:table-cell office:value-type="string" calcext:value-type="string">
            <text:p><text:a xlink:href="https://github.com/rethinkdb/rethinkdb" xlink:type="simple">https://github.com/rethinkdb/rethinkdb</text:a>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<text:a xlink:href="https://github.com/prometheus" xlink:type="simple">https://github.com/prometheus</text:a></text:p>
          </table:table-cell>
          <table:table-cell table:number-columns-repeated="6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lickHouse</text:p>
          </table:table-cell>
          <table:table-cell office:value-type="string" calcext:value-type="string">
            <text:p><text:a xlink:href="https://github.com/ClickHouse/ClickHouse" xlink:type="simple">https://github.com/ClickHouse/ClickHouse</text:a></text:p>
          </table:table-cell>
          <table:table-cell table:number-columns-repeated="6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<text:a xlink:href="https://github.com/graphite-project/graphite-web" xlink:type="simple">https://github.com/graphite-project/graphite-web</text:a></text:p>
          </table:table-cell>
          <table:table-cell table:number-columns-repeated="6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ckroachDB</text:p>
          </table:table-cell>
          <table:table-cell office:value-type="string" calcext:value-type="string">
            <text:p><text:a xlink:href="https://github.com/cockroachdb/cockroach" xlink:type="simple">https://github.com/cockroachdb/cockroach</text:a></text:p>
          </table:table-cell>
          <table:table-cell table:number-columns-repeated="6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evelDB</text:p>
          </table:table-cell>
          <table:table-cell office:value-type="string" calcext:value-type="string">
            <text:p><text:a xlink:href="https://github.com/google/leveldb" xlink:type="simple">https://github.com/google/leveldb</text:a></text:p>
          </table:table-cell>
          <table:table-cell table:number-columns-repeated="6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uchDB</text:p>
          </table:table-cell>
          <table:table-cell office:value-type="string" calcext:value-type="string">
            <text:p><text:a xlink:href="https://github.com/pouchdb/pouchdb" xlink:type="simple">https://github.com/pouchdb/pouchdb</text:a></text:p>
          </table:table-cell>
          <table:table-cell table:number-columns-repeated="6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RDtool</text:p>
          </table:table-cell>
          <table:table-cell office:value-type="string" calcext:value-type="string">
            <text:p><text:a xlink:href="https://github.com/oetiker/rrdtool-1.x" xlink:type="simple">https://github.com/oetiker/rrdtool-1.x</text:a></text:p>
          </table:table-cell>
          <table:table-cell table:number-columns-repeated="6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pache Drill</text:p>
          </table:table-cell>
          <table:table-cell office:value-type="string" calcext:value-type="string">
            <text:p><text:a xlink:href="https://github.com/apache/drill" xlink:type="simple">https://github.com/apache/drill</text:a>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finispan</text:p>
          </table:table-cell>
          <table:table-cell office:value-type="string" calcext:value-type="string">
            <text:p><text:a xlink:href="https://github.com/infinispan/infinispan" xlink:type="simple">https://github.com/infinispan/infinispan</text:a>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irtuoso</text:p>
          </table:table-cell>
          <table:table-cell office:value-type="string" calcext:value-type="string">
            <text:p><text:a xlink:href="https://github.com/openlink/virtuoso-opensource" xlink:type="simple">https://github.com/openlink/virtuoso-opensource</text:a></text:p>
          </table:table-cell>
          <table:table-cell table:number-columns-repeated="6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pache Jena - TDB</text:p>
          </table:table-cell>
          <table:table-cell office:value-type="string" calcext:value-type="string">
            <text:p><text:a xlink:href="https://github.com/apache/jena" xlink:type="simple">https://github.com/apache/jena</text:a>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rcona Server for MySQL</text:p>
          </table:table-cell>
          <table:table-cell office:value-type="string" calcext:value-type="string">
            <text:p><text:a xlink:href="https://github.com/percona/percona-server" xlink:type="simple">https://github.com/percona/percona-server</text:a></text:p>
          </table:table-cell>
          <table:table-cell table:number-columns-repeated="6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ocksDB</text:p>
          </table:table-cell>
          <table:table-cell office:value-type="string" calcext:value-type="string">
            <text:p><text:a xlink:href="https://github.com/facebook/rocksdb" xlink:type="simple">https://github.com/facebook/rocksdb</text:a>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mniSci</text:p>
          </table:table-cell>
          <table:table-cell office:value-type="string" calcext:value-type="string">
            <text:p><text:a xlink:href="https://github.com/omnisci/omniscidb" xlink:type="simple">https://github.com/omnisci/omniscidb</text:a></text:p>
          </table:table-cell>
          <table:table-cell table:number-columns-repeated="6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cyllaDB</text:p>
          </table:table-cell>
          <table:table-cell office:value-type="string" calcext:value-type="string">
            <text:p><text:a xlink:href="https://github.com/scylladb/scylla" xlink:type="simple">https://github.com/scylladb/scylla</text:a></text:p>
          </table:table-cell>
          <table:table-cell table:number-columns-repeated="6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penTSDB</text:p>
          </table:table-cell>
          <table:table-cell office:value-type="string" calcext:value-type="string">
            <text:p><text:a xlink:href="https://github.com/OpenTSDB/opentsdb" xlink:type="simple">https://github.com/OpenTSDB/opentsdb</text:a>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onetDB</text:p>
          </table:table-cell>
          <table:table-cell office:value-type="string" calcext:value-type="string">
            <text:p>https://github.com/MonetDB/MonetDB</text:p>
          </table:table-cell>
          <table:table-cell table:number-columns-repeated="6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string" calcext:value-type="string">
            <text:p>JanusGraph</text:p>
          </table:table-cell>
          <table:table-cell office:value-type="string" calcext:value-type="string">
            <text:p>https://github.com/JanusGraph/janusgraph</text:p>
          </table:table-cell>
          <table:table-cell table:number-columns-repeated="6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string" calcext:value-type="string">
            <text:p>Druid</text:p>
          </table:table-cell>
          <table:table-cell office:value-type="string" calcext:value-type="string">
            <text:p>https://github.com/apache/incubator-druid</text:p>
          </table:table-cell>
          <table:table-cell table:number-columns-repeated="6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string" calcext:value-type="string">
            <text:p>VoltDB</text:p>
          </table:table-cell>
          <table:table-cell office:value-type="string" calcext:value-type="string">
            <text:p>https://github.com/VoltDB/voltdb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Geode</text:p>
          </table:table-cell>
          <table:table-cell office:value-type="string" calcext:value-type="string">
            <text:p>https://github.com/apache/geode</text:p>
          </table:table-cell>
          <table:table-cell table:number-columns-repeated="6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imescaleDB</text:p>
          </table:table-cell>
          <table:table-cell office:value-type="string" calcext:value-type="string">
            <text:p>https://github.com/timescale/timescaledb</text:p>
          </table:table-cell>
          <table:table-cell table:number-columns-repeated="6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TiDB</text:p>
          </table:table-cell>
          <table:table-cell office:value-type="string" calcext:value-type="string">
            <text:p>https://github.com/pingcap/tidb</text:p>
          </table:table-cell>
          <table:table-cell table:number-columns-repeated="6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Mnesia</text:p>
          </table:table-cell>
          <table:table-cell office:value-type="string" calcext:value-type="string">
            <text:p>https://github.com/erlang-labs/mnesia</text:p>
          </table:table-cell>
          <table:table-cell table:number-columns-repeated="6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BaseX</text:p>
          </table:table-cell>
          <table:table-cell office:value-type="string" calcext:value-type="string">
            <text:p>https://github.com/BaseXdb/basex</text:p>
          </table:table-cell>
          <table:table-cell table:number-columns-repeated="6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Cubrid</text:p>
          </table:table-cell>
          <table:table-cell office:value-type="string" calcext:value-type="string">
            <text:p>https://github.com/CUBRID/cubrid</text:p>
          </table:table-cell>
          <table:table-cell table:number-columns-repeated="6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Altibase</text:p>
          </table:table-cell>
          <table:table-cell office:value-type="string" calcext:value-type="string">
            <text:p>https://github.com/ALTIBASE/altibase</text:p>
          </table:table-cell>
          <table:table-cell table:number-columns-repeated="6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Tarantool</text:p>
          </table:table-cell>
          <table:table-cell office:value-type="string" calcext:value-type="string">
            <text:p>https://github.com/tarantool/tarantool</text:p>
          </table:table-cell>
          <table:table-cell table:number-columns-repeated="6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WiredTiger</text:p>
          </table:table-cell>
          <table:table-cell office:value-type="string" calcext:value-type="string">
            <text:p>https://github.com/wiredtiger/wiredtiger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cache</text:p>
          </table:table-cell>
          <table:table-cell office:value-type="string" calcext:value-type="string">
            <text:p>https://github.com/Alachisoft/NCache</text:p>
          </table:table-cell>
          <table:table-cell table:number-columns-repeated="6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Dgraph</text:p>
          </table:table-cell>
          <table:table-cell office:value-type="string" calcext:value-type="string">
            <text:p>https://github.com/dgraph-io/dgraph</text:p>
          </table:table-cell>
          <table:table-cell table:number-columns-repeated="6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LiteDB</text:p>
          </table:table-cell>
          <table:table-cell office:value-type="string" calcext:value-type="string">
            <text:p>https://github.com/mbdavid/LiteDB</text:p>
          </table:table-cell>
          <table:table-cell table:number-columns-repeated="6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Giraph</text:p>
          </table:table-cell>
          <table:table-cell office:value-type="string" calcext:value-type="string">
            <text:p>https://github.com/apache/giraph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dna</text:p>
          </table:table-cell>
          <table:table-cell office:value-type="string" calcext:value-type="string">
            <text:p>https://github.com/sedna/sedna</text:p>
          </table:table-cell>
          <table:table-cell table:number-columns-repeated="6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string" calcext:value-type="string">
            <text:p>Citus</text:p>
          </table:table-cell>
          <table:table-cell office:value-type="string" calcext:value-type="string">
            <text:p><text:a xlink:href="https://github.com/citusdata/citus" xlink:type="simple">https://github.com/citusdata/citus</text:a></text:p>
          </table:table-cell>
          <table:table-cell table:number-columns-repeated="6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AWQ</text:p>
          </table:table-cell>
          <table:table-cell office:value-type="string" calcext:value-type="string">
            <text:p>https://github.com/apache/hawq</text:p>
          </table:table-cell>
          <table:table-cell table:number-columns-repeated="6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ZODB</text:p>
          </table:table-cell>
          <table:table-cell office:value-type="string" calcext:value-type="string">
            <text:p>https://github.com/zopefoundation/ZODB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office:value-type="string" calcext:value-type="string">
            <text:p>FoundationDB</text:p>
          </table:table-cell>
          <table:table-cell office:value-type="string" calcext:value-type="string">
            <text:p>https://github.com/apple/foundationdb</text:p>
          </table:table-cell>
          <table:table-cell table:number-columns-repeated="6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string" calcext:value-type="string">
            <text:p>XAP</text:p>
          </table:table-cell>
          <table:table-cell office:value-type="string" calcext:value-type="string">
            <text:p>https://github.com/xap/xap</text:p>
          </table:table-cell>
          <table:table-cell table:number-columns-repeated="6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Xapian</text:p>
          </table:table-cell>
          <table:table-cell office:value-type="string" calcext:value-type="string">
            <text:p>https://github.com/xapian/xapian</text:p>
          </table:table-cell>
          <table:table-cell table:number-columns-repeated="6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office:value-type="string" calcext:value-type="string">
            <text:p>YugaByte DB</text:p>
          </table:table-cell>
          <table:table-cell office:value-type="string" calcext:value-type="string">
            <text:p>https://github.com/yugabyte/yugabyte-db</text:p>
          </table:table-cell>
          <table:table-cell table:number-columns-repeated="6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office:value-type="string" calcext:value-type="string">
            <text:p>Splice Machine</text:p>
          </table:table-cell>
          <table:table-cell office:value-type="string" calcext:value-type="string">
            <text:p>https://github.com/splicemachine/spliceengine</text:p>
          </table:table-cell>
          <table:table-cell table:number-columns-repeated="6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BigchainDB</text:p>
          </table:table-cell>
          <table:table-cell office:value-type="string" calcext:value-type="string">
            <text:p>https://github.com/bigchaindb/bigchaindb</text:p>
          </table:table-cell>
          <table:table-cell table:number-columns-repeated="6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vent Store</text:p>
          </table:table-cell>
          <table:table-cell office:value-type="string" calcext:value-type="string">
            <text:p>https://github.com/EventStore/EventStore</text:p>
          </table:table-cell>
          <table:table-cell table:number-columns-repeated="6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Exist-db</text:p>
          </table:table-cell>
          <table:table-cell office:value-type="string" calcext:value-type="string">
            <text:p>https://github.com/eXist-db/exist</text:p>
          </table:table-cell>
          <table:table-cell table:number-columns-repeated="6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QL.JS</text:p>
          </table:table-cell>
          <table:table-cell office:value-type="string" calcext:value-type="string">
            <text:p>https://github.com/kripken/sql.js/</text:p>
          </table:table-cell>
          <table:table-cell table:number-columns-repeated="6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CrateDB</text:p>
          </table:table-cell>
          <table:table-cell office:value-type="string" calcext:value-type="string">
            <text:p>https://github.com/crate/crate</text:p>
          </table:table-cell>
          <table:table-cell table:number-columns-repeated="6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lazegraph</text:p>
          </table:table-cell>
          <table:table-cell office:value-type="string" calcext:value-type="string">
            <text:p><text:a xlink:href="https://github.com/blazegraph/database" xlink:type="simple">https://github.com/blazegraph/database</text:a></text:p>
          </table:table-cell>
          <table:table-cell table:number-columns-repeated="6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GridDB</text:p>
          </table:table-cell>
          <table:table-cell office:value-type="string" calcext:value-type="string">
            <text:p>https://github.com/griddb/griddb_nosql</text:p>
          </table:table-cell>
          <table:table-cell table:number-columns-repeated="6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Graph Engine</text:p>
          </table:table-cell>
          <table:table-cell office:value-type="string" calcext:value-type="string">
            <text:p>https://github.com/microsoft/GraphEngine</text:p>
          </table:table-cell>
          <table:table-cell table:number-columns-repeated="6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oltDB</text:p>
          </table:table-cell>
          <table:table-cell office:value-type="string" calcext:value-type="string">
            <text:p>https://github.com/boltdb/bolt</text:p>
          </table:table-cell>
          <table:table-cell table:number-columns-repeated="6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KairosDB</text:p>
          </table:table-cell>
          <table:table-cell office:value-type="string" calcext:value-type="string">
            <text:p>https://github.com/kairosdb/kairosdb</text:p>
          </table:table-cell>
          <table:table-cell table:number-columns-repeated="6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Percona Server for MongoDB </text:p>
          </table:table-cell>
          <table:table-cell office:value-type="string" calcext:value-type="string">
            <text:p>https://github.com/percona/percona-server-mongodb</text:p>
          </table:table-cell>
          <table:table-cell table:number-columns-repeated="6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edland</text:p>
          </table:table-cell>
          <table:table-cell office:value-type="string" calcext:value-type="string">
            <text:p>https://github.com/dajobe/librdf</text:p>
          </table:table-cell>
          <table:table-cell table:number-columns-repeated="6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apDB</text:p>
          </table:table-cell>
          <table:table-cell office:value-type="string" calcext:value-type="string">
            <text:p><text:a xlink:href="https://github.com/jankotek/mapdb" xlink:type="simple">https://github.com/jankotek/mapdb</text:a></text:p>
          </table:table-cell>
          <table:table-cell table:number-columns-repeated="6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asdaman</text:p>
          </table:table-cell>
          <table:table-cell office:value-type="string" calcext:value-type="string">
            <text:p><text:a xlink:href="https://github.com/kalxas/rasdaman" xlink:type="simple">https://github.com/kalxas/rasdaman</text:a></text:p>
          </table:table-cell>
          <table:table-cell table:number-columns-repeated="6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rafodion</text:p>
          </table:table-cell>
          <table:table-cell office:value-type="string" calcext:value-type="string">
            <text:p>https://github.com/apache/trafodion</text:p>
          </table:table-cell>
          <table:table-cell table:number-columns-repeated="6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Postgres-XL</text:p>
          </table:table-cell>
          <table:table-cell office:value-type="string" calcext:value-type="string">
            <text:p>https://github.com/Postgres-XL/Postgres-XL</text:p>
          </table:table-cell>
          <table:table-cell table:number-columns-repeated="6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oject Voldemort</text:p>
          </table:table-cell>
          <table:table-cell office:value-type="string" calcext:value-type="string">
            <text:p>https://github.com/voldemort/voldemort</text:p>
          </table:table-cell>
          <table:table-cell table:number-columns-repeated="6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ObjectBox</text:p>
          </table:table-cell>
          <table:table-cell office:value-type="string" calcext:value-type="string">
            <text:p><text:a xlink:href="https://github.com/objectbox/objectbox-java" xlink:type="simple">https://github.com/objectbox/objectbox-java</text:a></text:p>
          </table:table-cell>
          <table:table-cell table:number-columns-repeated="6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aSQL</text:p>
          </table:table-cell>
          <table:table-cell office:value-type="string" calcext:value-type="string">
            <text:p><text:a xlink:href="https://github.com/agershun/alasql" xlink:type="simple">https://github.com/agershun/alasql</text:a></text:p>
          </table:table-cell>
          <table:table-cell table:number-columns-repeated="6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DF4J</text:p>
          </table:table-cell>
          <table:table-cell office:value-type="string" calcext:value-type="string">
            <text:p><text:a xlink:href="https://github.com/eclipse/rdf4j" xlink:type="simple">https://github.com/eclipse/rdf4j</text:a></text:p>
          </table:table-cell>
          <table:table-cell table:number-columns-repeated="61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 table:number-rows-repeated="10484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 style:data-style-name="N2" text:time-value="19:19:35.7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0T16:01:29.086000000</meta:creation-date>
    <dc:date>2019-11-23T19:34:50.048000000</dc:date>
    <meta:editing-duration>PT4H8M5S</meta:editing-duration>
    <meta:editing-cycles>81</meta:editing-cycles>
    <meta:generator>LibreOffice/6.3.3.2$Windows_X86_64 LibreOffice_project/a64200df03143b798afd1ec74a12ab50359878ed</meta:generator>
    <meta:document-statistic meta:table-count="1" meta:cell-count="303" meta:object-count="0"/>
  </office:meta>
</office:document-meta>
</file>